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1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b62118" fo:language="en" fo:country="US" fo:font-weight="bold" style:font-weight-asian="bold" style:font-weight-complex="bold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PR</text:span><text:span text:style-name="T1">OD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6"><text:span text:style-name="T6">The software industry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3</text:span></text:p>
              </table:table-cell>
              <table:table-cell>
                <text:p text:style-name="P6"><text:span text:style-name="T6">Strategic product management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6"><text:span text:style-name="T6">Case 2013-02: Two-sided markets at Netdosis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5</text:span></text:p>
              </table:table-cell>
              <table:table-cell>
                <text:p text:style-name="P6"><text:span text:style-name="T6">Case 2016-03: Hard software market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7">
                <text:p text:style-name="P5"><text:span text:style-name="T6">06</text:span></text:p>
              </table:table-cell>
              <table:table-cell table:style-name="ce8">
                <text:p text:style-name="P7"><text:span text:style-name="T6">Case 2012-01: Ensuring innovation at Method Park</text:span></text:p>
              </table:table-cell>
              <table:table-cell table:style-name="ce6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9">
                <text:p text:style-name="P5"><text:span text:style-name="T6">07</text:span></text:p>
              </table:table-cell>
              <table:table-cell table:style-name="ce10">
                <text:p text:style-name="P6"><text:span text:style-name="T6">Case 2017-01: The case of SUSE Manager</text:span></text:p>
              </table:table-cell>
              <table:table-cell table:style-name="ce11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2">
                <text:p text:style-name="P5"><text:span text:style-name="T6">08</text:span></text:p>
              </table:table-cell>
              <table:table-cell table:style-name="ce13">
                <text:p text:style-name="P6"><text:span text:style-name="T6">Case 2016-04: Pricing at Everest SARL</text:span></text:p>
              </table:table-cell>
              <table:table-cell table:style-name="ce14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5">
                <text:p text:style-name="P5"><text:span text:style-name="T6">09</text:span></text:p>
              </table:table-cell>
              <table:table-cell table:style-name="ce16">
                <text:p text:style-name="P6"><text:span text:style-name="T6">Technical product management</text:span></text:p>
              </table:table-cell>
              <table:table-cell table:style-name="ce4"/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6"><text:span text:style-name="T6">Case 2014-02: Switching suppliers at Noki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1</text:span></text:p>
              </table:table-cell>
              <table:table-cell>
                <text:p text:style-name="P6"><text:span text:style-name="T6">Case 2016-01: Licens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6"><text:span text:style-name="T6">Case 2014-01: User experience design at Immowel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3</text:span></text:p>
              </table:table-cell>
              <table:table-cell>
                <text:p text:style-name="P6"><text:span text:style-name="T6">Case 2014-03: Specifying “wow!” at Elektrobi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6"><text:span text:style-name="T6">Case 2016-02: Stock options at Calder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2" table:default-cell-style-name="ce18">
              <table:table-cell table:style-name="ce17">
                <text:p text:style-name="P8"><text:span text:style-name="T7">15</text:span></text:p>
              </table:table-cell>
              <table:table-cell>
                <text:p text:style-name="P9"><text:span text:style-name="T7">Student presentations and conclusions</text:span></text:p>
              </table:table-cell>
              <table:table-cell>
                <text:p text:style-name="P9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0" draw:layer="layout" svg:width="28cm" svg:height="1.75cm" svg:x="0cm" svg:y="0cm" presentation:class="title">
          <draw:text-box>
            <text:p><text:span text:style-name="T8">Cou</text:span><text:span text:style-name="T8">rse </text:span><text:span text:style-name="T8">Sch</text:span><text:span text:style-name="T8">edul</text:span><text:span text:style-name="T8">e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ype</text:span><text:span text:style-name="T8">s of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(Teaching) case analysis</text:span></text:p>
                <text:list>
                  <text:list-item>
                    <text:p><text:span text:style-name="T8">A structured analysis of a teaching case</text:span></text:p>
                  </text:list-item>
                  <text:list-item>
                    <text:p><text:span text:style-name="T8">Submission should be </text:span><text:span text:style-name="T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10">how to analyze a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im</text:span><text:span text:style-name="T8">e of </text:span><text:span text:style-name="T8">Day </text:span><text:span text:style-name="T8">for </text:span><text:span text:style-name="T8">Wee</text:span><text:span text:style-name="T8">kly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Right before class</text:span></text:p>
                <text:list>
                  <text:list-item>
                    <text:p><text:span text:style-name="T8">Submit this week’s deliverabl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Unless it is the first week of the course</text:span></text:p>
                <text:list>
                  <text:list-item>
                    <text:p><text:span text:style-name="T8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Plag</text:span><text:span text:style-name="T8">iaris</text:span><text:span text:style-name="T8">m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Plagiarism</text:span></text:p>
                <text:list>
                  <text:list-item>
                    <text:p><text:span text:style-name="T8">is providing as your work the work of others</text:span></text:p>
                  </text:list-item>
                  <text:list-item>
                    <text:p><text:span text:style-name="T8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ther people</text:span></text:p>
                <text:list>
                  <text:list-item>
                    <text:p><text:span text:style-name="T8">Other people may be other students in the course</text:span></text:p>
                  </text:list-item>
                  <text:list-item>
                    <text:p><text:span text:style-name="T8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iting sources</text:span></text:p>
                <text:list>
                  <text:list-item>
                    <text:p><text:span text:style-name="T8">You can cite/use others if you clearly list the source</text:span></text:p>
                  </text:list-item>
                  <text:list-item>
                    <text:p><text:span text:style-name="T8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Han</text:span><text:span text:style-name="T8">dlin</text:span><text:span text:style-name="T8">g </text:span><text:span text:style-name="T8">Plag</text:span><text:span text:style-name="T8">iaris</text:span><text:span text:style-name="T8">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Analyze case 2016-03 (ownCloud, Marketing)</text:span></text:p>
                <text:list>
                  <text:list-item>
                    <text:p><text:span text:style-name="T8">Case question: What should ownCloud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6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7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8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4 (Everest, Pricing)</text:span></text:p>
                <text:list>
                  <text:list-item>
                    <text:p><text:span text:style-name="T8">Case question: What should Martin do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9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0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2 (Nokia, Suppliers)</text:span></text:p>
                <text:list>
                  <text:list-item>
                    <text:p><text:span text:style-name="T8">Case question: What should Nokia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1 (ownCloud, Licensing)</text:span></text:p>
                <text:list>
                  <text:list-item>
                    <text:p><text:span text:style-name="T8">Case question: What license should ownCloud choose for the iOS app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1 (Immowelt, UXD)</text:span></text:p>
                <text:list>
                  <text:list-item>
                    <text:p><text:span text:style-name="T8">Case instructions</text:span></text:p>
                    <text:list>
                      <text:list-item>
                        <text:p><text:span text:style-name="T8">Summarize the Note Taking feature</text:span></text:p>
                      </text:list-item>
                      <text:list-item>
                        <text:p><text:span text:style-name="T8">Choose the best exposé design</text:span></text:p>
                      </text:list-item>
                      <text:list-item>
                        <text:p><text:span text:style-name="T8">Explain your choic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Hint: Use the persona concep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3 (Elektrobit, ‘Wow!’)</text:span></text:p>
                <text:list>
                  <text:list-item>
                    <text:p><text:span text:style-name="T8">Case question: Analyze the epic and break it down into user stories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2 (Caldera, Stock Options)</text:span></text:p>
                <text:list>
                  <text:list-item>
                    <text:p><text:span text:style-name="T8">Case question: What should Frances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p><text:span text:style-name="T8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text-style-name="P10" draw:layer="layout" svg:width="28cm" svg:height="1.75cm" svg:x="0cm" svg:y="0cm" presentation:class="title">
          <draw:text-box>
            <text:p><text:span text:style-name="T8">Cred</text:span><text:span text:style-name="T8">its </text:span><text:span text:style-name="T8">and </text:span><text:span text:style-name="T8">Lice</text:span><text:span text:style-name="T8">nse</text:span></text:p>
          </draw:text-box>
        </draw:frame>
        <draw:frame presentation:style-name="pr5" draw:text-style-name="P19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Original version</text:span></text:p>
                <text:list>
                  <text:list-item>
                    <text:p><text:span text:style-name="T8">© 2012-2019 </text:span><text:span text:style-name="T8"><text:a xlink:href="http://dirkriehle.com/" xlink:type="simple">Dirk Riehle</text:a></text:span><text:span text:style-name="T8">, some rights reserved</text:span></text:p>
                  </text:list-item>
                  <text:list-item>
                    <text:p><text:span text:style-name="T8">Licensed under </text:span><text:span text:style-name="T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Contributions</text:span></text:p>
                <text:list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28S</meta:editing-duration>
    <meta:editing-cycles>175</meta:editing-cycles>
    <meta:generator>LibreOffice/6.0.7.3$Linux_X86_64 LibreOffice_project/00m0$Build-3</meta:generator>
    <meta:initial-creator>Dirk Riehle</meta:initial-creator>
    <dc:date>2019-10-15T22:22:02.673277776</dc:date>
    <meta:printed-by>Dirk Riehle</meta:printed-by>
    <meta:print-date>2013-05-04T19:19:21</meta:print-date>
    <dc:creator>D R</dc:creator>
    <meta:document-statistic meta:object-count="146"/>
    <meta:template xlink:type="simple" xlink:actuate="onRequest" xlink:title="True Blue Presentation" xlink:href="trash:/../Templates/True%20Blue%20Presentation.otp" meta:date="2013-04-02T22:52:20"/>
  </office:meta>
</office:document-meta>
</file>